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Header.setTaskId( String task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Header.ResponseHeader( String task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Header.Respons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Header.getTask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